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style:use-window-font-color="true" loext:opacity="0%" style:font-name="Liberation Serif" fo:font-size="12pt" fo:font-weight="normal" officeooo:paragraph-rsid="0016e381" fo:background-color="transparent"/>
    </style:style>
    <style:style style:name="P4" style:family="paragraph" style:parent-style-name="Standard">
      <style:text-properties style:use-window-font-color="true" loext:opacity="0%" style:font-name="Liberation Serif" fo:font-size="12pt" fo:font-weight="normal" officeooo:rsid="003f9237" officeooo:paragraph-rsid="0016e381" fo:background-color="transparent"/>
    </style:style>
    <style:style style:name="P5" style:family="paragraph" style:parent-style-name="Standard">
      <style:text-properties officeooo:paragraph-rsid="000db36f"/>
    </style:style>
    <style:style style:name="P6" style:family="paragraph" style:parent-style-name="Standard">
      <style:text-properties fo:font-style="italic" officeooo:paragraph-rsid="000db36f" style:font-style-asian="italic" style:font-style-complex="italic"/>
    </style:style>
    <style:style style:name="P7" style:family="paragraph" style:parent-style-name="Standard">
      <style:text-properties fo:font-style="italic" officeooo:paragraph-rsid="004882a8" style:font-style-asian="italic" style:font-style-complex="italic"/>
    </style:style>
    <style:style style:name="P8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9" style:family="paragraph" style:parent-style-name="Standard">
      <style:text-properties fo:font-style="normal" officeooo:rsid="004882a8" officeooo:paragraph-rsid="004882a8" style:font-style-asian="normal" style:font-style-complex="normal"/>
    </style:style>
    <style:style style:name="P10" style:family="paragraph" style:parent-style-name="Standard">
      <style:text-properties fo:font-style="normal" officeooo:rsid="004882a8" officeooo:paragraph-rsid="004882a8" style:font-style-asian="normal" style:font-style-complex="normal"/>
    </style:style>
    <style:style style:name="P11" style:family="paragraph" style:parent-style-name="Standard">
      <style:text-properties fo:font-style="italic" officeooo:rsid="004882a8" officeooo:paragraph-rsid="004882a8" style:font-style-asian="italic" style:font-style-complex="italic"/>
    </style:style>
    <style:style style:name="P12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add76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4511c4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italic" fo:font-weight="bold" officeooo:rsid="004882a8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font-size="14pt" fo:font-style="italic" fo:font-weight="bold" officeooo:rsid="00494390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color="#2a6099" loext:opacity="100%" fo:font-style="normal" officeooo:rsid="001a9dbf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7">Noções de UX/UI</text:span><text:span text:style-name="T5">: </text:span><text:span text:style-name="T6">Módulo </text:span><text:span text:style-name="T9">4</text:span><text:span text:style-name="T6"> - </text:span><text:span text:style-name="T5">Atividade 0</text:span><text:span text:style-name="T10">2</text:span></text:p>
      <text:p text:style-name="P2"/>
      <text:p text:style-name="P11">Escolha uma ou mais tarefas que um usuário deve realizar para testar um site, aplicativo ou plataforma. A partir disso, analise o comportamento dele com a interface escolhida, considerando um dos elementos citados por Nielsen:</text:p>
      <text:p text:style-name="P12"/>
      <text:p text:style-name="P12">- facilidade de aprendizado;</text:p>
      <text:p text:style-name="P12">- eficiência de uso;</text:p>
      <text:p text:style-name="P12">- facilidade de memorização;</text:p>
      <text:p text:style-name="P12">- erros;</text:p>
      <text:p text:style-name="P12">- satisfação.</text:p>
      <text:p text:style-name="P12"/>
      <text:p text:style-name="P9"/>
      <text:p text:style-name="P9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11">.</text:span></text:a></text:p>
      <text:p text:style-name="P3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08:50:57.985033801</meta:creation-date>
    <dc:date>2023-01-26T15:23:24.813382952</dc:date>
    <meta:editing-duration>PT9H20M16S</meta:editing-duration>
    <meta:editing-cycles>50</meta:editing-cycles>
    <meta:generator>LibreOffice/7.3.7.2$Linux_X86_64 LibreOffice_project/30$Build-2</meta:generator>
    <meta:document-statistic meta:table-count="0" meta:image-count="0" meta:object-count="0" meta:page-count="1" meta:paragraph-count="8" meta:word-count="63" meta:character-count="393" meta:non-whitespace-character-count="338"/>
  </office:meta>
</office:document-meta>
</file>